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width="0.127cm" svg:stroke-color="#ffffff" draw:marker-start-width="0.292cm" draw:marker-end-width="0.292cm" draw:stroke-linejoin="miter" draw:fill="none" draw:fill-color="#ffffff" draw:textarea-horizontal-align="justify" draw:textarea-vertical-align="middle" draw:auto-grow-height="false" fo:min-height="9.207cm" fo:min-width="15.804cm" fo:padding-top="0.189cm" fo:padding-bottom="0.189cm" fo:padding-left="0.314cm" fo:padding-right="0.314cm"/>
    </style:style>
    <style:style style:name="gr2" style:family="graphic" style:parent-style-name="objectwithoutfill">
      <style:graphic-properties svg:stroke-width="0.254cm" svg:stroke-color="#ffffff" draw:marker-start-width="0.965cm" draw:marker-end="Arrow" draw:marker-end-width="1.016cm" draw:fill="none" draw:fill-color="#ffffff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svg:stroke-color="#ffffff" draw:fill="none" draw:fill-color="#ffffff" fo:min-height="0.98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432cm" svg:height="9.585cm" svg:x="5.301cm" svg:y="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1" draw:layer="layout" svg:x1="0.04cm" svg:y1="9.492cm" svg:x2="5.243cm" svg:y2="9.492cm">
            <text:p/>
          </draw:line>
          <draw:frame draw:style-name="gr3" draw:text-style-name="P2" draw:layer="layout" svg:width="3.835cm" svg:height="1.232cm" svg:x="-0.01cm" svg:y="8.388cm">
            <draw:text-box>
              <text:p>01010001</text:p>
            </draw:text-box>
          </draw:frame>
        </draw:g>
        <draw:g>
          <draw:line draw:style-name="gr2" draw:text-style-name="P1" draw:layer="layout" svg:x1="21.791cm" svg:y1="9.492cm" svg:x2="26.994cm" svg:y2="9.492cm">
            <text:p/>
          </draw:line>
          <draw:frame draw:style-name="gr3" draw:text-style-name="P2" draw:layer="layout" svg:width="3.835cm" svg:height="1.232cm" svg:x="21.741cm" svg:y="8.388cm">
            <draw:text-box>
              <text:p>0100011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8.00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0:36:57.748392059</meta:creation-date>
    <dc:date>2018-08-02T11:00:53.727633921</dc:date>
    <meta:editing-duration>PT23M50S</meta:editing-duration>
    <meta:editing-cycles>6</meta:editing-cycles>
    <meta:generator>LibreOffice/5.1.6.2$Linux_X86_64 LibreOffice_project/10m0$Build-2</meta:generator>
    <meta:document-statistic meta:object-count="7"/>
  </office:meta>
</office:document-meta>
</file>